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d559" officeooo:paragraph-rsid="000ad55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6fd7" officeooo:paragraph-rsid="000b6fd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0ad559" officeooo:paragraph-rsid="000ad55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d559" officeooo:paragraph-rsid="000ad55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ad559" officeooo:paragraph-rsid="000ad55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fo:font-weight="bold" officeooo:rsid="000ad559" officeooo:paragraph-rsid="000ad559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d559" officeooo:paragraph-rsid="000ad55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d559" officeooo:paragraph-rsid="000ad5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6fd7" officeooo:paragraph-rsid="000ad5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6fd7" officeooo:paragraph-rsid="000b6fd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fd7" style:font-weight-asian="bold" style:font-weight-complex="bold"/>
    </style:style>
    <style:style style:name="T3" style:family="text">
      <style:text-properties officeooo:rsid="000b6fd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6fd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uis AMORE</text:p>
      <text:p text:style-name="P6">Aymeric SEGURET</text:p>
      <text:p text:style-name="P6">Sabine BOUDID</text:p>
      <text:p text:style-name="P6">Aurélien CHARTIER</text:p>
      <text:p text:style-name="P3"/>
      <text:p text:style-name="P4">Projet Synthèse d'image</text:p>
      <text:p text:style-name="P5"/>
      <text:p text:style-name="P1">I Organisation :</text:p>
      <text:p text:style-name="P8"/>
      <text:p text:style-name="P8"><text:span text:style-name="T1"><text:tab/>Displacement :</text:span> Sabine, Aurélien.</text:p>
      <text:p text:style-name="P8"><text:span text:style-name="T1"><text:tab/>Éclairage :</text:span> Louis, Aymeric.</text:p>
      <text:p text:style-name="P8"><text:span text:style-name="T1"><text:tab/>Shadow </text:span><text:span text:style-name="T2">m</text:span><text:span text:style-name="T1">ap :</text:span> Aymeric.</text:p>
      <text:p text:style-name="P8"><text:span text:style-name="T1"><text:tab/>Textures :</text:span> Aurélien.</text:p>
      <text:p text:style-name="P7"><text:tab/>Deferred <text:span text:style-name="T3">s</text:span>hading <text:span text:style-name="T3">(</text:span><text:span text:style-name="T5">en cours) </text:span><text:span text:style-name="T3">:</text:span><text:span text:style-name="T5"> Louis, Sabine</text:span><text:span text:style-name="T4">.</text:span></text:p>
      <text:p text:style-name="P8"><text:span text:style-name="T1"><text:tab/>Rapport :</text:span> moi.</text:p>
      <text:p text:style-name="P9"/>
      <text:p text:style-name="P2">II Difficultées :</text:p>
      <text:p text:style-name="P2"/>
      <text:p text:style-name="P10"><text:tab/>Aucun des membres du groupe ne possède opengl 3 sur son ordinateur personnel, de ce faite nous n'avons pas pu travailler autant que nous l'aurions souhaité sur le projet.</text:p>
      <text:p text:style-name="P10"/>
      <text:p text:style-name="P2">III Screenshot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tiau </meta:initial-creator>
    <meta:creation-date>2015-04-28T17:37:28.274219161</meta:creation-date>
    <dc:date>2015-04-28T18:22:09.048823199</dc:date>
    <dc:creator>chartiau </dc:creator>
    <meta:editing-duration>PT14M20S</meta:editing-duration>
    <meta:editing-cycles>1</meta:editing-cycles>
    <meta:document-statistic meta:table-count="0" meta:image-count="0" meta:object-count="0" meta:page-count="1" meta:paragraph-count="15" meta:word-count="74" meta:character-count="464" meta:non-whitespace-character-count="398"/>
    <meta:generator>LibreOffice/4.3.3.2$Linux_X86_64 LibreOffice_project/430m0$Build-2</meta:generator>
  </office:meta>
</office:document-meta>
</file>